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412cm" fo:min-width="3.162cm" fo:padding-top="0.151cm" fo:padding-bottom="0.151cm" fo:padding-left="0.276cm" fo:padding-right="0.276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Estremità_20_linea_20_4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stremità_20_linea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Estremità_20_linea_20_6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Estremità_20_linea_20_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25cm" svg:height="5.25cm" svg:x="12.2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32cm" svg:height="1.142cm" svg:x="12.995cm" svg:y="10.3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1.632cm" svg:height="0.541cm" svg:x="13.058cm" svg:y="11.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61cm" svg:height="0.53cm" svg:x="10.55cm" svg:y="9.4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64cm" svg:height="0.53cm" svg:x="10.586cm" svg:y="9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68cm" svg:height="0.53cm" svg:x="10.55cm" svg:y="10.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369cm" svg:height="0.53cm" svg:x="10.6cm" svg:y="13.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0.311cm" svg:height="0.53cm" svg:x="10.6cm" svg:y="11.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1" draw:layer="layout" svg:x1="11cm" svg:y1="9.75cm" svg:x2="13cm" svg:y2="9.75cm">
          <text:p/>
        </draw:line>
        <draw:line draw:style-name="gr4" draw:text-style-name="P1" draw:layer="layout" svg:x1="11cm" svg:y1="11.75cm" svg:x2="12.25cm" svg:y2="11.75cm">
          <text:p/>
        </draw:line>
        <draw:line draw:style-name="gr5" draw:text-style-name="P1" draw:layer="layout" svg:x1="11cm" svg:y1="10.25cm" svg:x2="12.65cm" svg:y2="10.25cm">
          <text:p/>
        </draw:line>
        <draw:line draw:style-name="gr3" draw:text-style-name="P1" draw:layer="layout" svg:x1="11cm" svg:y1="13.45cm" svg:x2="13cm" svg:y2="13.45cm">
          <text:p/>
        </draw:line>
        <draw:line draw:style-name="gr6" draw:text-style-name="P1" draw:layer="layout" svg:x1="11cm" svg:y1="10.75cm" svg:x2="12.4cm" svg:y2="10.75cm">
          <text:p/>
        </draw:line>
        <draw:line draw:style-name="gr7" draw:text-style-name="P1" draw:layer="layout" svg:x1="17.5cm" svg:y1="11.5cm" svg:x2="19.5cm" svg:y2="11.5cm">
          <text:p/>
        </draw:line>
        <draw:frame draw:style-name="gr2" draw:text-style-name="P2" draw:layer="layout" svg:width="0.346cm" svg:height="0.53cm" svg:x="19.844cm" svg:y="11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0:48:44.092425200</meta:creation-date>
    <dc:date>2025-12-26T11:09:06.895765100</dc:date>
    <meta:editing-duration>PT4H15M37S</meta:editing-duration>
    <meta:editing-cycles>3</meta:editing-cycles>
    <meta:generator>LibreOffice/25.8.3.2$Windows_X86_64 LibreOffice_project/8ca8d55c161d602844f5428fa4b58097424e324e</meta:generator>
    <meta:document-statistic meta:object-count="15"/>
  </office:meta>
</office:document-meta>
</file>

<file path=Object 10/content.xml><?xml version="1.0" encoding="utf-8"?>
<math xmlns="http://www.w3.org/1998/Math/MathML" display="block">
  <semantics>
    <mrow>
      <mrow>
        <msub>
          <mi>z</mi>
          <mi>k</mi>
        </msub>
        <mo stretchy="false">=</mo>
        <mi>f</mi>
      </mrow>
      <mrow>
        <mo fence="true" form="prefix" stretchy="false">(</mo>
        <mrow>
          <msub>
            <mi>v</mi>
            <mi>k</mi>
          </msub>
        </mrow>
        <mo fence="true" form="postfix" stretchy="false">)</mo>
      </mrow>
    </mrow>
    <annotation encoding="StarMath 5.0">z_k = f(v_k)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3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z</mi>
      <mi>k</mi>
    </msub>
    <annotation encoding="StarMath 5.0">z_k</annotation>
  </semantics>
</math>
</file>

<file path=Object 9/content.xml><?xml version="1.0" encoding="utf-8"?>
<math xmlns="http://www.w3.org/1998/Math/MathML" display="block">
  <semantics>
    <mrow>
      <msub>
        <mi>v</mi>
        <mi>k</mi>
      </msub>
      <mo stretchy="false">=</mo>
      <mrow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n</mi>
            </mrow>
          </munderover>
          <mrow>
            <mo fence="true" form="prefix" stretchy="false">(</mo>
            <mrow>
              <mrow>
                <msub>
                  <mi>w</mi>
                  <mi>i</mi>
                </msub>
                <mo stretchy="false">∗</mo>
                <msub>
                  <mi>x</mi>
                  <mi>i</mi>
                </msub>
              </mrow>
            </mrow>
            <mo fence="true" form="postfix" stretchy="false">)</mo>
          </mrow>
        </mrow>
        <mo stretchy="false">+</mo>
        <msub>
          <mi>b</mi>
          <mi>k</mi>
        </msub>
      </mrow>
    </mrow>
    <annotation encoding="StarMath 5.0">v_k = sum from { i=1 } to { i=n } {  (w_i*x_i  ) } + b_k</annotation>
  </semantics>
</math>
</file>